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omain</text:p>
      <text:p text:style-name="P3">MELLADO</text:p>
      <text:p text:style-name="P3">Ts2</text:p>
      <text:p text:style-name="P1">Synthese</text:p>
      <text:p text:style-name="P2"/>
      <text:p text:style-name="P5">Création du programme loup-garou :</text:p>
      <text:p text:style-name="P4"><text:span text:style-name="T1"/></text:p>
      <text:p text:style-name="P4"><text:span text:style-name="T1">Nous avons longtemps cherché un sujet pour faire le programme du projet. Les sujets proposés ne répondaient pas a ce que nous cherchions a faire, car nous avons découvert le module tKinter très tard dans l'année.</text:span></text:p>
      <text:p text:style-name="P4"><text:span text:style-name="T1">Notre seule idée intéréssante était un jeu d'arcade avec des tanks, que nous avons abandonné juste avant de découvrir tKinter, car nous avons jugé que turtle ne nous permettait pas de réaliser ce projet comme nous le souhaitions. Après avoir fini le projet, je pense que notre première idée était beaucoup trop ambitieuse.</text:span></text:p>
      <text:p text:style-name="P4"><text:span text:style-name="T1">L'idée de ce programme nous est venue lors d'une partie de loup-garou avec nos amis de classe. Le maitre du jeu se trompait systématiquement, même en marquant sur une feuille les actions a executer et les décisions des joueurs. " On va faire un programme, comme ca on se trompera plus " avons-nous déclaré.</text:span></text:p>
      <text:p text:style-name="P4"><text:span text:style-name="T1">Ma principale crainte vis a vis de ce programme était qu'il ne soit pas intéréssant a lire. Le résultat final ne me décoit pas.</text:span></text:p>
      <text:p text:style-name="P4"><text:span text:style-name="T1"/></text:p>
      <text:p text:style-name="P4"><text:span text:style-name="T1"/></text:p>
      <text:p text:style-name="P5">Pas de problemes ! Que des solutions ( enfin, j'aurai aimé dire ca ) :</text:p>
      <text:p text:style-name="P5"><text:span text:style-name="T1"/></text:p>
      <text:p text:style-name="P4"><text:span text:style-name="T1">Le programme que nous voulions faire à la base était bien différent de l'état actuel du projet. Le jeu " loup-garou de thiercelieux" comporte de multiples extensions ajoutant des personnages aux roles divers que nous voulions ajouter. Malheureusement, en réfléchissant a la construction du programme, nous avons décidé d'ajouter les personnages des extensions au fur et a mesure. Le 25 mai 2016, nous avons terminé le programme, non sans peine, sans extension.</text:span></text:p>
      <text:p text:style-name="P4"><text:span text:style-name="T1">La partie concernant le voleur a causé de serieux problemes. J'ai du interpréter les regles ( car les regles du voleur different selon les joueurs ), et adapter le programme a la vie réelle, c'est à dire a la facon dont jeu jeu est joué, avec un maitre du jeu qui montre les cartes du milieu au voleur. Cette partie a beaucoup changée. Même si ca nous a bloquée le plus longtemps, la plus grande difficulté de ce programme a été la gestion des morts. Le rôle de cupidon et du chasseur ont beaucoup compliqué la tache. Il a falut tester plusieurs fois dans une meme boucle si les rôles de ces personnages se déclenchent ( et si ils se causent entre eux, le programme plante ).</text:span></text:p>
      <text:p text:style-name="P4"><text:span text:style-name="T1">C'est la partie la plus difficile que l'on ait faite.</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text:soft-page-break/>Répartition des taches :<text:span text:style-name="T1"> </text:span></text:p>
      <text:p text:style-name="P5"><text:span text:style-name="T1"/></text:p>
      <text:p text:style-name="P4"><text:span text:style-name="T1">La repartition des taches s'est faite naturellement. Je me suis occupé de la logique du programme et de son adaptation a ce qu'attends le maître du jeu quand il s'en sert. Les fonctions des personnages ont été faites par les deux membres du groupe, et theo s'estoccupé du module tKinter.</text:span></text:p>
      <text:p text:style-name="P4"><text:span text:style-name="T1">Il m'a été difficile de faire avancer ce programme, car dans le détail, tKinter était utilisé partout. J'a pu travailler convenablement au debut et a la fin, là où la partie en tKinter était soit encore inexistante, soit finie.</text:span></text:p>
      <text:p text:style-name="P4"><text:span text:style-name="T1">Github ne <text:s/>nous a pas beaucoup servi, car nous travaillons soit en cours, soit ensemble a domicile. Le fait d'être voisins aide beaucoup.</text:span></text:p>
      <text:p text:style-name="P4"><text:span text:style-name="T1"/></text:p>
      <text:p text:style-name="P4"><text:span text:style-name="T1"/></text:p>
      <text:p text:style-name="P5">Coclusion :</text:p>
      <text:p text:style-name="P5"><text:span text:style-name="T1"/></text:p>
      <text:p text:style-name="P4"><text:span text:style-name="T1">Le projet est enfin rendu. Ca a été beaucoup plus compliqué que prévu.</text:span></text:p>
      <text:p text:style-name="P4"><text:span text:style-name="T1">J'ai souvent du recommencer le plan, mais ca fonctionne enfin ! Il me reste quand meme le regret de le savoir défaillant sous certaines conditions.</text:span></text:p>
      <text:p text:style-name="P4"><text:span text:style-name="T1">Le codage informatique est quelquechose d'interessant. J'aime le fait de devoir constament trouver d'autes alternatives a un proleme.</text:span></text:p>
      <text:p text:style-name="P4"><text:span text:style-name="T1">Cette année a été interessante et m'a encouragé a continuer dans cette vo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8M47S</meta:editing-duration>
    <meta:editing-cycles>5</meta:editing-cycles>
    <meta:generator>OpenOffice/4.1.2$Win32 OpenOffice.org_project/412m3$Build-9782</meta:generator>
    <dc:date>2016-05-25T23:43:44.93</dc:date>
    <dc:creator>romain mellado</dc:creator>
    <meta:document-statistic meta:table-count="0" meta:image-count="0" meta:object-count="0" meta:page-count="2" meta:paragraph-count="22" meta:word-count="587" meta:character-count="3396"/>
    <meta:user-defined meta:name="Info 1"/>
    <meta:user-defined meta:name="Info 2"/>
    <meta:user-defined meta:name="Info 3"/>
    <meta:user-defined meta:name="Info 4"/>
  </office:meta>
</office:document-meta>
</file>